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770b9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Header">
      <style:paragraph-properties fo:text-align="end" style:justify-single-word="false"/>
      <style:text-properties fo:font-size="10pt" officeooo:rsid="001e2fe6" officeooo:paragraph-rsid="001770b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en" fo:country="U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770b9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7">ΑΙΤΗΣΗ</text:span><text:tab/><text:tab/><text:tab/><text:tab/><text:tab/></text:p>
      <text:p text:style-name="P1">για αναπληρωτές<text:tab/><text:tab/><text:tab/></text:p>
      <text:p text:style-name="P1"/>
      <text:p text:style-name="P2">Επώνυμο: <text:span text:style-name="T1">[LAST_NAME]</text:span></text:p>
      <text:p text:style-name="P2">Όνομα: <text:span text:style-name="T1">[FIRST_NAME]<text:tab/></text:span></text:p>
      <text:p text:style-name="P2">Πατρώνυμο: <text:span text:style-name="T1">[FATHER_NAME]</text:span></text:p>
      <text:p text:style-name="P2">Κλάδος: <text:span text:style-name="T1">[SPECIALTY]</text:span></text:p>
      <text:p text:style-name="P2">Σχολείο ή σχολεία <text:s/>που υπηρετώ: <text:span text:style-name="T1">[SERVING_SCHOOL]</text:span></text:p>
      <text:p text:style-name="P2">Δ/νση κατοικίας: <text:span text:style-name="T1">[HOME_ADDRESS]</text:span></text:p>
      <text:p text:style-name="P1">Τηλέφωνο σταθερό υποχρεωτικά</text:p>
      <text:p text:style-name="P2">κινητό: <text:span text:style-name="T1">[MOBILE_PHONE]</text:span></text:p>
      <text:p text:style-name="P1"/>
      <text:p text:style-name="P1"/>
      <text:p text:style-name="P3"><text:span text:style-name="T1">ΘΕΜΑ</text:span>: <text:span text:style-name="T5">Χορήγηση άδειας εξετάσεων</text:span> για αναπληρωτές</text:p>
      <text:p text:style-name="P1"/>
      <text:p text:style-name="P1"/>
      <text:p text:style-name="P1"/>
      <text:p text:style-name="P1">1. Χορηγηθείσα άδεια εξετάσεων τρέχοντος ημερολογιακού έτους( δικαιούμαι μέχρι 10 εργ. ημέρες κάθε έτος): έχω λάβει μέχρι σήμερα ………………………………………………………………ημέρ……....</text:p>
      <text:p text:style-name="P1"/>
      <text:p text:style-name="P5">ΠΡΟΣ</text:p>
      <text:p text:style-name="P1"/>
      <text:p text:style-name="P1"/>
      <text:p text:style-name="P1">Τ<text:span text:style-name="T8">ον</text:span> κ. Δ/ντή του <text:span text:style-name="T8">1ου ΕΠΑΛ Μοιρών</text:span></text:p>
      <text:p text:style-name="P1"/>
      <text:p text:style-name="P2">Παρακαλώ να μου χορηγήσετε άδεια εξετάσεων σύμφωνα με το άρθ.38 του <text:s/><text:span text:style-name="T6">N</text:span>.4351/2015. <text:s/><text:span text:style-name="T9">για </text:span><text:span text:style-name="T2">[DURATION]</text:span> <text:s/>από <text:span text:style-name="T3">[START_DATE]</text:span> μέχρι <text:span text:style-name="T4">[END_DATE]</text:span> διότι ……………………………....</text:p>
      <text:p text:style-name="P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"/>
      <text:p text:style-name="P1">Μαζί υποβάλλω και:</text:p>
      <text:p text:style-name="P1"/>
      <text:p text:style-name="P1">α) βεβαίωση της σχολής για την εγγραφή μου στο τρέχον ημερολογιακό έτος.</text:p>
      <text:p text:style-name="P1"/>
      <text:p text:style-name="P1">β) βεβαίωση της σχολής ότι <text:s/>έλαβα μέρος σε εξετάσεις ή είχα συνάντηση με τον εποπτεύοντα καθηγητή . </text:p>
      <text:p text:style-name="P1"><text:s text:c="5"/></text:p>
      <text:p text:style-name="P1">γ)…………………………………………………………………………………………………………………………………………………………….......</text:p>
      <text:p text:style-name="P1"/>
      <text:p text:style-name="P1"/>
      <text:p text:style-name="P1">Ημερομηνία:…………………………………………..</text:p>
      <text:p text:style-name="P1"/>
      <text:p text:style-name="P1">………… Αιτ…………………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770b9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Ιωάννης Χαριτάκης</dc:creator>
    <dc:date>2017-10-01T11:53:09.815569158</dc:date>
    <meta:print-date>2004-10-22T13:40:00</meta:print-date>
    <meta:editing-cycles>3</meta:editing-cycles>
    <meta:editing-duration>PT6M20S</meta:editing-duration>
    <meta:generator>LibreOffice/5.3.6.1$Linux_X86_64 LibreOffice_project/30m0$Build-1</meta:generator>
    <meta:document-statistic meta:table-count="0" meta:image-count="0" meta:object-count="0" meta:page-count="1" meta:paragraph-count="26" meta:word-count="129" meta:character-count="1124" meta:non-whitespace-character-count="999"/>
  </office:meta>
</office:document-meta>
</file>